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master-page-name="Standard">
      <style:paragraph-properties fo:line-height="200%"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Leora took consistent dosages of blood to feed herself, and she felt a new home deserved a christening. Her father rose her in temperance, but of course, being a bored bat stuck hidden away in a reservation for most of her life, she’d read enough to understand alcohol on a scientific level, and she’d came to learn it <text:span text:style-name="T1">should</text:span><text:span text:style-name="T2"> be safe enough for her to indulge in a blood cocktail. <text:s/>The thought excited her to a degree where upon her father and host’s departure, she hastily nagged her caretaker for a drink, pleading just how one would expect.</text:span></text:p>
      <text:p text:style-name="P1"><text:span text:style-name="T2"><text:tab/>“</text:span><text:span text:style-name="T1">Please, Gwen? I’ve never drank before!”</text:span></text:p>
      <text:p text:style-name="P1"><text:span text:style-name="T2"><text:tab/>“Milady, do you wish my </text:span><text:span text:style-name="T1">head cut off?</text:span><text:span text:style-name="T2"> You’re far too young for liquor.”</text:span></text:p>
      <text:p text:style-name="P1"><text:span text:style-name="T2"><text:tab/>“I’m old enough to work and mate and be on my own.”</text:span></text:p>
      <text:p text:style-name="P1"><text:span text:style-name="T2"><text:tab/>“Hardly. Then why aren’t you from out under your father yet?”</text:span></text:p>
      <text:p text:style-name="P1"><text:span text:style-name="T2"><text:tab/>Silence settled in as Leora took to pouting, earning an eye-roll from Gwendolyn, who took off to attend to other matters, as a stewardess was duty-bound to do. The bat finally began unpacking her belongings (what little she’d kept, at least) and arranging them in her new room, taking inventory of everything in her private diary. &lt;PICTURE OF SATCHEL&gt;</text:span></text:p>
      <text:p text:style-name="P1"><text:span text:style-name="T2"><text:tab/>“Medical supplies...tools...a few books...some of Err, and a few dekamyriads ” Leora spoke to herself as she documented her property, adding her own stack of literature to the room’s bookshelf, interspersed among titles such as </text:span><text:span text:style-name="T1">Founding of Unidad: the Republic of Interracial Government,</text:span><text:span text:style-name="T2"> along with </text:span><text:span text:style-name="T1">Independence: Freedom in the Arms of the Myriad Bloc.</text:span><text:span text:style-name="T2"> Her education having been hyper-focused on medicine for most of her life, Leora was quite intrigued at the notion she could now partake in what seemed an offering of politics and economics. Though doctoring was her passion, she welcomed for once a reprieve from the endless pages of </text:span><text:span text:style-name="T1">Surgical Digest: Minimal Intrusion.</text:span><text:span text:style-name="T2"> When she finished filling her wardrobe with the few clothes she’d packed and stocking the bathroom’s medicine cabinet, her stamina had worn, and she contemplated another adrenaline shot. Yet seeing the recent dotted additions to the scars on her arms deterred her greatly, and she instead settled for a nap.</text:span></text:p>
      <text:p text:style-name="P1"><text:span text:style-name="T2"><text:tab/>Meanwhile, Panama was nearing the town of Serif, the frontier of the Hunt’s territory, when he <text:s/>spotted a cheetah racing over the horizon toward him, bearing a polished granite white badge: the mark of a messenger. Halting his men, the troop sat down on the side of the cobblestone road and waited patiently. <text:s/>About a minute later, the messenger stopped on the road, panting and looking around at the group frantically. “Cyrus, Aneurin Carnegie hast been spotted in Vega. Posthaste, comrade!”</text:span></text:p>
      <text:p text:style-name="P1"><text:span text:style-name="T2"><text:tab/>“Hey there, Shekel. It’s great seeing you here, pardner,” said the translator in a flirtatious tone, rubbing his talon hand through the cheetah’s fur, evoking a bashful smile.</text:span></text:p>
      <text:p text:style-name="P1"><text:span text:style-name="T2"><text:tab/>The cat responded with a gentle kiss upon the parrot’s beak, embracing him. “It’s good seeing you too, but for a transient moment.” </text:span></text:p>
      <text:p text:style-name="P1"><text:span text:style-name="T2"><text:tab/>Cyrus winked at him, breaking the embrace with a gentle tap upon the cat’s nose, and facing his commander. “Vega. Carnegie. Vamanos.”</text:span></text:p>
      <text:p text:style-name="P1"><text:span text:style-name="T2"><text:tab/>“Oh mi,” exasperated Panama, as everyone prepared to travel in the new direction. “Pero gracias, Shekel.”</text:span></text:p>
      <text:p text:style-name="P1"><text:span text:style-name="T2"><text:tab/>“</text:span><text:span text:style-name="T1">De nada?</text:span><text:span text:style-name="T2">” said the cat uncertainly, garnering a wave and a blown kiss from the parrot as they marched away.</text:span></text:p>
      <text:p text:style-name="P1"><text:span text:style-name="T2"><text:tab/>“See you back home, Shekel honey!”</text:span></text:p>
      <text:p text:style-name="P1"><text:span text:style-name="T2"><text:tab/>In Vega, Lucius &amp; Aneurin had found their target: an inn by the name of </text:span><text:span text:style-name="T1">Floral Comforts,</text:span><text:span text:style-name="T2"> where the package was to be held. Upon entering, they were overcome with the smell of lilac and gooseberries. The room consisted of many merry folk of predominantly reptiles, with others mixed among the bunch. The attendant at the desk was herself an alligator, dressed in a dress of petals, looking quite cheery.</text:span></text:p>
      <text:p text:style-name="P1"><text:span text:style-name="T2"><text:tab/>“Hello, weary travelers. What brings you to my abode?” she asked with a warm smile.</text:span></text:p>
      <text:p text:style-name="P1"><text:span text:style-name="T2"><text:tab/>“Greetings, darling. Are you Mrs. Vass?” replied Lucius.</text:span></text:p>
      <text:p text:style-name="P1"><text:span text:style-name="T2"><text:tab/>“Sure am, sweetie. Though you can call me Rosetta.”</text:span></text:p>
      <text:p text:style-name="P1"><text:span text:style-name="T2"><text:tab/>“We have a package to pick up from your daughter.”</text:span></text:p>
      <text:p text:style-name="P1"><text:span text:style-name="T2"><text:tab/>“Sure thing, y’all, she told me to keep it nice and safe for ya in the first-class suite. If y’all like, I can let you rest up there for the night </text:span><text:span text:style-name="T1">with a discount</text:span><text:span text:style-name="T2"> uh-course, being you’re friends with my lovely offspring and all,” Rosetta offered kindly.</text:span></text:p>
      <text:p text:style-name="P1"><text:span text:style-name="T2"><text:tab/>“Wonderful, Rosetta. How much for the night, then?” inquired Lucius.</text:span></text:p>
      <text:p text:style-name="P1"><text:span text:style-name="T2"><text:tab/>“Figuring in all the factors? Normally it’d be about seventy-five myriads, but I’ll let it be yours for fifty just for y’all, pumpkins.”</text:span></text:p>
      <text:p text:style-name="P1"><text:span text:style-name="T2"><text:tab/>“Now I see where that girl of yours got her frugal -” Lucius hushed Aneurin sternly, covering his mouth with a paw.</text:span></text:p>
      <text:p text:style-name="P1"><text:span text:style-name="T2"><text:tab/>“That’s a thirty-three percent cut to the usual rate,” the cat said in chastisement of the goat , turning back towards Rosetta: “</text:span><text:span text:style-name="T1">I for one can respect such generous business, milady. Thank you much.”</text:span></text:p>
      <text:p text:style-name="P1"><text:span text:style-name="T2"><text:tab/>“Aw shucks there, honey. Thanks for the kind words, but it’s alright, I’m proud to have rubbed off on my girl. Now then, let’s get y’all the room.”</text:span></text:p>
      <text:p text:style-name="P1"><text:soft-page-break/><text:span text:style-name="T2"><text:tab/>Lucius gave her the myriads, and both cat &amp; goat signed in. It’d been a little over a day’s trip to reach Vega from the manor, and they’d slept recently before entering the town, so it was about noon. Thus they elected to see the sights for a while, and Aneurin, attempting to redeem his social graces, asked for advice from the inn-keep.</text:span></text:p>
      <text:p text:style-name="P1"><text:span text:style-name="T2"><text:tab/>“Miss, where would you suggest we visit while we’re in the city? Lucius and I aren’t exactly familiars to the place. Though, your daughter says the college is a sight to behold.”</text:span></text:p>
      <text:p text:style-name="P1"><text:span text:style-name="T2"><text:tab/>“And right she is, sugar-plump! Orchid’s Grove is</text:span><text:span text:style-name="T1"> the </text:span><text:span text:style-name="T2">pinnacle of academia, I’m sure y’all will find. They even have sit-in lectures and what-not if y’all wanna see for yourselves. Han’ me a piece o’ paper and I can write down a few more for y’all,” Rosetta replied, jotting down a few places of interests on a napkin she passed to the goat, who nodded gracefully in thanks, the duo departing to take in the unique floral scenery.</text:span></text:p>
      <text:p text:style-name="P1"><text:span text:style-name="T2"><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style:font-style-complex="italic"/>
    </style:style>
    <style:style style:name="Index" style:family="paragraph" style:parent-style-name="Standard" style:default-outline-level="" style:class="index"/>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2T17:13:00</meta:creation-date>
    <dc:date>2020-02-23T19:00:00</dc:date>
    <meta:document-statistic meta:table-count="0" meta:image-count="0" meta:object-count="0" meta:page-count="2" meta:paragraph-count="29" meta:word-count="1001" meta:character-count="5810" meta:non-whitespace-character-count="4804"/>
    <meta:generator>LibreOffice/6.3.5.2$Linux_X86_64 LibreOffice_project/30$Build-2</meta:generator>
  </office:meta>
</office:document-meta>
</file>